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5177in" svg:y="0.7949in">
            <draw:object draw:notify-on-update-of-ranges="Sheet1.I1:Sheet1.I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27in" svg:height="6.7134in" svg:x="5.4091in" svg:y="0.5752in">
            <draw:object draw:notify-on-update-of-ranges="Sheet1.I1:Sheet1.I234 Sheet1.Q1:Sheet1.Q2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497" calcext:value-type="float">
            <text:p>449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89" calcext:value-type="float">
            <text:p>41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98" calcext:value-type="float">
            <text:p>349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785" calcext:value-type="float">
            <text:p>57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54" calcext:value-type="float">
            <text:p>34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805" calcext:value-type="float">
            <text:p>88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73" calcext:value-type="float">
            <text:p>-4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45" calcext:value-type="float">
            <text:p>32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62" calcext:value-type="float">
            <text:p>39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11" calcext:value-type="float">
            <text:p>38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32" calcext:value-type="float">
            <text:p>333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11" calcext:value-type="float">
            <text:p>59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102" calcext:value-type="float">
            <text:p>131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90" calcext:value-type="float">
            <text:p>37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36" calcext:value-type="float">
            <text:p>22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73" calcext:value-type="float">
            <text:p>40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44" calcext:value-type="float">
            <text:p>43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594" calcext:value-type="float">
            <text:p>1659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38" calcext:value-type="float">
            <text:p>36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437" calcext:value-type="float">
            <text:p>64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11" calcext:value-type="float">
            <text:p>35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13" calcext:value-type="float">
            <text:p>34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244" calcext:value-type="float">
            <text:p>92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69" calcext:value-type="float">
            <text:p>35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171" calcext:value-type="float">
            <text:p>-21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15" calcext:value-type="float">
            <text:p>258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217" calcext:value-type="float">
            <text:p>-221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857" calcext:value-type="float">
            <text:p>58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884" calcext:value-type="float">
            <text:p>-58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857" calcext:value-type="float">
            <text:p>208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773" calcext:value-type="float">
            <text:p>107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22" calcext:value-type="float">
            <text:p>652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263" calcext:value-type="float">
            <text:p>42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550" calcext:value-type="float">
            <text:p>955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657" calcext:value-type="float">
            <text:p>106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06" calcext:value-type="float">
            <text:p>35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663" calcext:value-type="float">
            <text:p>256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4" calcext:value-type="float">
            <text:p>297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19" calcext:value-type="float">
            <text:p>38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124" calcext:value-type="float">
            <text:p>111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57" calcext:value-type="float">
            <text:p>34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610" calcext:value-type="float">
            <text:p>116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45" calcext:value-type="float">
            <text:p>46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658" calcext:value-type="float">
            <text:p>1565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86" calcext:value-type="float">
            <text:p>418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267" calcext:value-type="float">
            <text:p>62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356" calcext:value-type="float">
            <text:p>173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238" calcext:value-type="float">
            <text:p>62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657" calcext:value-type="float">
            <text:p>76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82" calcext:value-type="float">
            <text:p>33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018" calcext:value-type="float">
            <text:p>190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6449" calcext:value-type="float">
            <text:p>-64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186" calcext:value-type="float">
            <text:p>1718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104" calcext:value-type="float">
            <text:p>510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05" calcext:value-type="float">
            <text:p>36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51" calcext:value-type="float">
            <text:p>25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721" calcext:value-type="float">
            <text:p>107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19" calcext:value-type="float">
            <text:p>31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889" calcext:value-type="float">
            <text:p>118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12" calcext:value-type="float">
            <text:p>24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46" calcext:value-type="float">
            <text:p>30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861" calcext:value-type="float">
            <text:p>78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590" calcext:value-type="float">
            <text:p>155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15" calcext:value-type="float">
            <text:p>30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801" calcext:value-type="float">
            <text:p>158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443" calcext:value-type="float">
            <text:p>164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728" calcext:value-type="float">
            <text:p>57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69" calcext:value-type="float">
            <text:p>33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82" calcext:value-type="float">
            <text:p>67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26" calcext:value-type="float">
            <text:p>31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99" calcext:value-type="float">
            <text:p>48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924" calcext:value-type="float">
            <text:p>49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120" calcext:value-type="float">
            <text:p>1112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172" calcext:value-type="float">
            <text:p>1717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77" calcext:value-type="float">
            <text:p>34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28" calcext:value-type="float">
            <text:p>59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045" calcext:value-type="float">
            <text:p>150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131" calcext:value-type="float">
            <text:p>1313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09" calcext:value-type="float">
            <text:p>380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14" calcext:value-type="float">
            <text:p>41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011" calcext:value-type="float">
            <text:p>70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13" calcext:value-type="float">
            <text:p>62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26" calcext:value-type="float">
            <text:p>45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012" calcext:value-type="float">
            <text:p>110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85" calcext:value-type="float">
            <text:p>24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70" calcext:value-type="float">
            <text:p>39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56" calcext:value-type="float">
            <text:p>27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73" calcext:value-type="float">
            <text:p>33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49" calcext:value-type="float">
            <text:p>36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59" calcext:value-type="float">
            <text:p>30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396" calcext:value-type="float">
            <text:p>73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2707" calcext:value-type="float">
            <text:p>127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09" calcext:value-type="float">
            <text:p>-10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59" calcext:value-type="float">
            <text:p>41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65" calcext:value-type="float">
            <text:p>27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26" calcext:value-type="float">
            <text:p>45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636" calcext:value-type="float">
            <text:p>86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6" calcext:value-type="float">
            <text:p>25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80" calcext:value-type="float">
            <text:p>43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539" calcext:value-type="float">
            <text:p>145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18" calcext:value-type="float">
            <text:p>34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1" calcext:value-type="float">
            <text:p>28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012" calcext:value-type="float">
            <text:p>80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096" calcext:value-type="float">
            <text:p>50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545" calcext:value-type="float">
            <text:p>135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71" calcext:value-type="float">
            <text:p>27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61" calcext:value-type="float">
            <text:p>41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422" calcext:value-type="float">
            <text:p>1342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75" calcext:value-type="float">
            <text:p>36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76" calcext:value-type="float">
            <text:p>36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92" calcext:value-type="float">
            <text:p>32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5" calcext:value-type="float">
            <text:p>28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68" calcext:value-type="float">
            <text:p>33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45" calcext:value-type="float">
            <text:p>30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82" calcext:value-type="float">
            <text:p>32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215" calcext:value-type="float">
            <text:p>132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70" calcext:value-type="float">
            <text:p>30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37" calcext:value-type="float">
            <text:p>39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539" calcext:value-type="float">
            <text:p>105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43" calcext:value-type="float">
            <text:p>25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919" calcext:value-type="float">
            <text:p>49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039" calcext:value-type="float">
            <text:p>180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946" calcext:value-type="float">
            <text:p>149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25" calcext:value-type="float">
            <text:p>30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3" calcext:value-type="float">
            <text:p>28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999" calcext:value-type="float">
            <text:p>119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81" calcext:value-type="float">
            <text:p>33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90" calcext:value-type="float">
            <text:p>-2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746" calcext:value-type="float">
            <text:p>57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002" calcext:value-type="float">
            <text:p>50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64" calcext:value-type="float">
            <text:p>30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17" calcext:value-type="float">
            <text:p>2591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540" calcext:value-type="float">
            <text:p>2454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485" calcext:value-type="float">
            <text:p>748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841" calcext:value-type="float">
            <text:p>-8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99" calcext:value-type="float">
            <text:p>35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47" calcext:value-type="float">
            <text:p>344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78" calcext:value-type="float">
            <text:p>65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51" calcext:value-type="float">
            <text:p>48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487" calcext:value-type="float">
            <text:p>1848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218" calcext:value-type="float">
            <text:p>202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05" calcext:value-type="float">
            <text:p>30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26" calcext:value-type="float">
            <text:p>46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509" calcext:value-type="float">
            <text:p>950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57" calcext:value-type="float">
            <text:p>32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114" calcext:value-type="float">
            <text:p>91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933" calcext:value-type="float">
            <text:p>-19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215" calcext:value-type="float">
            <text:p>52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9" calcext:value-type="float">
            <text:p>29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577" calcext:value-type="float">
            <text:p>75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619" calcext:value-type="float">
            <text:p>96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63" calcext:value-type="float">
            <text:p>38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63" calcext:value-type="float">
            <text:p>38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56" calcext:value-type="float">
            <text:p>-4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130" calcext:value-type="float">
            <text:p>231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624" calcext:value-type="float">
            <text:p>66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629" calcext:value-type="float">
            <text:p>-162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47" calcext:value-type="float">
            <text:p>414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517" calcext:value-type="float">
            <text:p>651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534" calcext:value-type="float">
            <text:p>225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24" calcext:value-type="float">
            <text:p>33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844" calcext:value-type="float">
            <text:p>38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71" calcext:value-type="float">
            <text:p>30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23" calcext:value-type="float">
            <text:p>34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1227" calcext:value-type="float">
            <text:p>-112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62" calcext:value-type="float">
            <text:p>26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46" calcext:value-type="float">
            <text:p>24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09" calcext:value-type="float">
            <text:p>320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762" calcext:value-type="float">
            <text:p>57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43" calcext:value-type="float">
            <text:p>31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5010" calcext:value-type="float">
            <text:p>150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772" calcext:value-type="float">
            <text:p>977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459" calcext:value-type="float">
            <text:p>-14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373" calcext:value-type="float">
            <text:p>143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81" calcext:value-type="float">
            <text:p>36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900" calcext:value-type="float">
            <text:p>149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42" calcext:value-type="float">
            <text:p>32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61" calcext:value-type="float">
            <text:p>37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812" calcext:value-type="float">
            <text:p>178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100" calcext:value-type="float">
            <text:p>101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10" calcext:value-type="float">
            <text:p>29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63" calcext:value-type="float">
            <text:p>31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39" calcext:value-type="float">
            <text:p>283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55" calcext:value-type="float">
            <text:p>325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9316" calcext:value-type="float">
            <text:p>931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37" calcext:value-type="float">
            <text:p>5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8:28:31.433819620</meta:creation-date>
    <dc:date>2022-03-27T18:52:57.172255708</dc:date>
    <meta:editing-duration>PT4M5S</meta:editing-duration>
    <meta:editing-cycles>1</meta:editing-cycles>
    <meta:document-statistic meta:table-count="1" meta:cell-count="2808" meta:object-count="2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67cm" svg:y="4.203cm" style:legend-expansion="high" chart:style-name="ch2"/>
        <chart:plot-area chart:style-name="ch3" table:cell-range-address="Sheet1.I1:Sheet1.I234" svg:x="0.319cm" svg:y="0.18cm" svg:width="13.229cm" svg:height="8.645cm">
          <chart:coordinate-region svg:x="1.602cm" svg:y="0.379cm" svg:width="11.90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234" chart:class="chart:line">
            <chart:data-point chart:repeated="2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7">
                <text:p>4497</text:p>
                <draw:g>
                  <svg:desc>Sheet1.I1:Sheet1.I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71">
                <text:p>-2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17">
                <text:p>-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63">
                <text:p>25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58">
                <text:p>15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018">
                <text:p>19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449">
                <text:p>-6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86">
                <text:p>17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01">
                <text:p>15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43">
                <text:p>16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45">
                <text:p>15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39">
                <text:p>145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45">
                <text:p>135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22">
                <text:p>13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39">
                <text:p>18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917">
                <text:p>25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540">
                <text:p>245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87">
                <text:p>184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18">
                <text:p>202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09">
                <text:p>9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933">
                <text:p>-1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34">
                <text:p>225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227">
                <text:p>-112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73">
                <text:p>143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55">
                <text:p>3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278cm" svg:height="17.053cm" xlink:href=".." xlink:type="simple" chart:class="chart:line" chart:style-name="ch1">
        <chart:legend chart:legend-position="end" svg:x="25.988cm" svg:y="7.978cm" style:legend-expansion="high" chart:style-name="ch2"/>
        <chart:plot-area chart:style-name="ch3" table:cell-range-address="Sheet1.I1:Sheet1.I234 Sheet1.Q1:Sheet1.Q234" svg:x="0.565cm" svg:y="0.341cm" svg:width="24.858cm" svg:height="16.371cm">
          <chart:coordinate-region svg:x="1.848cm" svg:y="0.54cm" svg:width="23.575cm" svg:height="15.9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234" chart:class="chart:line">
            <chart:data-point chart:repeated="234"/>
          </chart:series>
          <chart:series chart:style-name="ch7" chart:values-cell-range-address="Sheet1.Q1:Sheet1.Q234" chart:class="chart:line">
            <chart:data-point chart:repeated="2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7">
                <text:p>4497</text:p>
                <draw:g>
                  <svg:desc>Sheet1.I1:Sheet1.I234</svg:desc>
                </draw:g>
              </table:table-cell>
              <table:table-cell office:value-type="float" office:value="4497">
                <text:p>4497</text:p>
                <draw:g>
                  <svg:desc>Sheet1.Q1:Sheet1.Q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">
                <text:p>1716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6">
                <text:p>1696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8">
                <text:p>224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9">
                <text:p>418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8">
                <text:p>3498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1">
                <text:p>3381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4">
                <text:p>608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5">
                <text:p>5785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5">
                <text:p>3775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4">
                <text:p>3174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4">
                <text:p>3454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3">
                <text:p>3793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05">
                <text:p>8805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3">
                <text:p>-473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5">
                <text:p>3245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2">
                <text:p>3412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2">
                <text:p>3962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1">
                <text:p>3811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2">
                <text:p>3332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11">
                <text:p>5911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02">
                <text:p>13102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90">
                <text:p>3790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6">
                <text:p>2236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73">
                <text:p>4073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4">
                <text:p>4344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3">
                <text:p>8703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94">
                <text:p>16594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8">
                <text:p>3638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37">
                <text:p>6437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11">
                <text:p>3511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3">
                <text:p>341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44">
                <text:p>9244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9">
                <text:p>3569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71">
                <text:p>-2171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15">
                <text:p>2581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17">
                <text:p>-221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57">
                <text:p>5857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84">
                <text:p>-58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57">
                <text:p>20857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73">
                <text:p>10773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5">
                <text:p>1965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22">
                <text:p>6522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3">
                <text:p>4263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50">
                <text:p>9550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3">
                <text:p>1053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57">
                <text:p>10657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6">
                <text:p>3506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63">
                <text:p>25663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4">
                <text:p>2974</text:p>
              </table:table-cell>
              <table:table-cell office:value-type="float" office:value="5434">
                <text:p>5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9">
                <text:p>3819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24">
                <text:p>11124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57">
                <text:p>3457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10">
                <text:p>11610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45">
                <text:p>4645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3">
                <text:p>103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58">
                <text:p>15658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86">
                <text:p>4186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67">
                <text:p>6267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36">
                <text:p>3636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56">
                <text:p>17356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38">
                <text:p>6238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57">
                <text:p>7657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82">
                <text:p>3382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018">
                <text:p>19018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449">
                <text:p>-644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86">
                <text:p>17186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04">
                <text:p>5104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34">
                <text:p>6334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5">
                <text:p>3605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1">
                <text:p>2551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21">
                <text:p>1072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9">
                <text:p>3119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89">
                <text:p>11889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2">
                <text:p>2412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6">
                <text:p>3046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61">
                <text:p>7861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9">
                <text:p>3239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90">
                <text:p>15590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15">
                <text:p>3015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01">
                <text:p>1580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43">
                <text:p>16443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28">
                <text:p>5728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9">
                <text:p>3369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82">
                <text:p>6782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6">
                <text:p>3126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99">
                <text:p>4899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8">
                <text:p>296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24">
                <text:p>4924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20">
                <text:p>11120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">
                <text:p>100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72">
                <text:p>17172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7">
                <text:p>3477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28">
                <text:p>5928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45">
                <text:p>15045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31">
                <text:p>13131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9">
                <text:p>1839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12">
                <text:p>691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9">
                <text:p>3809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14">
                <text:p>4114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11">
                <text:p>7011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26">
                <text:p>4526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12">
                <text:p>11012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3">
                <text:p>3233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5">
                <text:p>2975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5">
                <text:p>248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70">
                <text:p>3970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56">
                <text:p>275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73">
                <text:p>3373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35">
                <text:p>3335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64">
                <text:p>10364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9">
                <text:p>3649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8">
                <text:p>1528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9">
                <text:p>3059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96">
                <text:p>7396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07">
                <text:p>12707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">
                <text:p>-109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59">
                <text:p>415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56">
                <text:p>3256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65">
                <text:p>2765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26">
                <text:p>4526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36">
                <text:p>8636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96">
                <text:p>2596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1">
                <text:p>3051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80">
                <text:p>4380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39">
                <text:p>14539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18">
                <text:p>3418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1">
                <text:p>282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12">
                <text:p>8012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4">
                <text:p>1164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96">
                <text:p>5096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45">
                <text:p>13545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71">
                <text:p>2771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61">
                <text:p>4161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22">
                <text:p>13422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75">
                <text:p>3675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7">
                <text:p>1557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76">
                <text:p>3676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94">
                <text:p>1594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02">
                <text:p>6902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2">
                <text:p>3292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6">
                <text:p>2826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5">
                <text:p>2865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28">
                <text:p>3128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68">
                <text:p>3368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45">
                <text:p>3045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82">
                <text:p>3282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15">
                <text:p>13215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70">
                <text:p>3070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85">
                <text:p>3585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4">
                <text:p>5154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7">
                <text:p>3937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39">
                <text:p>10539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43">
                <text:p>2543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19">
                <text:p>4919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39">
                <text:p>18039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46">
                <text:p>14946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25">
                <text:p>302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13">
                <text:p>2813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99">
                <text:p>11999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81">
                <text:p>3381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90">
                <text:p>-290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46">
                <text:p>5746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2">
                <text:p>5002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4">
                <text:p>3064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917">
                <text:p>25917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540">
                <text:p>24540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85">
                <text:p>7485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41">
                <text:p>-841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41">
                <text:p>3341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9">
                <text:p>359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9">
                <text:p>1869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6">
                <text:p>1656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7">
                <text:p>3447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78">
                <text:p>6578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11">
                <text:p>2811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51">
                <text:p>4851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30">
                <text:p>4030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87">
                <text:p>18487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0">
                <text:p>228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18">
                <text:p>20218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05">
                <text:p>3005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26">
                <text:p>4626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09">
                <text:p>9509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57">
                <text:p>3257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14">
                <text:p>911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933">
                <text:p>-1933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15">
                <text:p>5215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59">
                <text:p>2959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77">
                <text:p>7577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9">
                <text:p>9619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63">
                <text:p>3863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3">
                <text:p>3863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40">
                <text:p>3240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56">
                <text:p>-456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30">
                <text:p>23130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24">
                <text:p>6624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29">
                <text:p>-1629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01">
                <text:p>3001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3">
                <text:p>1473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47">
                <text:p>4147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17">
                <text:p>6517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34">
                <text:p>2253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24">
                <text:p>3324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4">
                <text:p>384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80">
                <text:p>4080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1">
                <text:p>3071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23">
                <text:p>342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227">
                <text:p>-11227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62">
                <text:p>2662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46">
                <text:p>2446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54">
                <text:p>1954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09">
                <text:p>3209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51">
                <text:p>3051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62">
                <text:p>5762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43">
                <text:p>3143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33">
                <text:p>3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10">
                <text:p>15010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72">
                <text:p>9772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59">
                <text:p>-1459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73">
                <text:p>14373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81">
                <text:p>368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900">
                <text:p>14900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42">
                <text:p>3242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61">
                <text:p>3761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12">
                <text:p>3012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12">
                <text:p>1781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00">
                <text:p>10100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32">
                <text:p>2832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10">
                <text:p>2910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60">
                <text:p>686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63">
                <text:p>3163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39">
                <text:p>2839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55">
                <text:p>3255</text:p>
              </table:table-cell>
              <table:table-cell office:value-type="float" office:value="5737">
                <text:p>5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